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2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2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2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2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2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2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2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2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2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2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2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2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2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2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2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2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2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2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2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2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2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2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2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2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2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2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2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2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2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2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2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2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2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2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2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2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2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2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2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2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2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odor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y dar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table:table-column table:style-name="co7" table:default-cell-style-name="ce12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4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1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these boots (are|were) made for walkin[’'g]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i[’']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cataloop( \(flip fantasia\))?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(seventy-six|76)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this will be( \(an everlasting love\))?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can[’']t take my eyes off( of)?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7T19:37:14.557526912</dc:date>
    <meta:editing-duration>PT5H1M12S</meta:editing-duration>
    <meta:editing-cycles>36</meta:editing-cycles>
    <meta:generator>LibreOffice/7.3.7.2$Linux_X86_64 LibreOffice_project/30$Build-2</meta:generator>
    <dc:creator>Eric Jackson</dc:creator>
    <meta:document-statistic meta:table-count="4" meta:cell-count="2174" meta:object-count="0"/>
  </office:meta>
</office:document-meta>
</file>